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73D0000039A485B475B2F46DD06.png" manifest:media-type="image/png"/>
  <manifest:file-entry manifest:full-path="Pictures/100000000000073D0000039A56D474881D8DEA81.png" manifest:media-type="image/png"/>
  <manifest:file-entry manifest:full-path="Pictures/100000000000073D0000039ABC03C18413B50203.png" manifest:media-type="image/png"/>
  <manifest:file-entry manifest:full-path="Pictures/100000000000073D0000039ABDCEA12CBFBB8F0C.png" manifest:media-type="image/png"/>
  <manifest:file-entry manifest:full-path="Pictures/10000201000003E8000003E8962B0CBC7AC1AD97.png" manifest:media-type="image/png"/>
  <manifest:file-entry manifest:full-path="Pictures/100000000000073D0000039AC09340527DA6C315.png" manifest:media-type="image/png"/>
  <manifest:file-entry manifest:full-path="Pictures/100000000000073D0000039AFDC625649D6B0FD8.png" manifest:media-type="image/png"/>
  <manifest:file-entry manifest:full-path="Pictures/100000000000073D0000039A2D77271EA64804B9.png" manifest:media-type="image/png"/>
  <manifest:file-entry manifest:full-path="Pictures/100000000000073D0000039A8051F2EF88DB191F.png" manifest:media-type="image/png"/>
  <manifest:file-entry manifest:full-path="Pictures/100000000000073D0000039A280CC6DBEA944FF9.png" manifest:media-type="image/png"/>
  <manifest:file-entry manifest:full-path="Pictures/100000000000073D0000039A99AAA619E46170B0.png" manifest:media-type="image/png"/>
  <manifest:file-entry manifest:full-path="Pictures/100000000000073D0000039ABAD2D7377F2D75B7.png" manifest:media-type="image/png"/>
  <manifest:file-entry manifest:full-path="Pictures/100000000000073D0000039AF64E465EC6CA4F3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179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19.201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129cm, 2.413cm, 15.61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7.055cm, 2.54cm, 17.198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763cm, 3.556cm, 16.255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112cm, 3.943cm, 16.636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5.876cm, 3.562cm, 16.634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545cm, 15.747cm, 0cm, 17.144cm)" draw:image-opacity="100%" style:mirror="none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809cm, 14.733cm, 0cm, 16.253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9cm, 15.114cm, 0cm, 16.507cm)" draw:image-opacity="100%" style:mirror="none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9cm, 16.765cm, 0cm, 16.634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29cm, 16.763cm, 0cm, 17.525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6.51cm, 2.8cm, 16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937cm, 16.002cm, 4.324cm, 16.254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3.318cm"/>
    </style:style>
    <style:style style:name="gr16" style:family="graphic" style:parent-style-name="standard">
      <style:graphic-properties draw:stroke="none" svg:stroke-color="#000000" draw:fill="none" draw:fill-color="#ffffff" fo:min-height="4.191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font-size="48pt" style:font-size-asian="28pt" style:font-size-complex="2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  <style:text-properties fo:font-size="60pt"/>
    </style:style>
    <style:style style:name="P5" style:family="paragraph">
      <loext:graphic-properties draw:fill="none" draw:fill-color="#ffffff"/>
      <style:paragraph-properties fo:text-align="center"/>
      <style:text-properties fo:font-size="60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style:text-position="-33% 58%" fo:font-size="60pt" style:font-size-asian="28pt" style:font-size-complex="28pt"/>
    </style:style>
    <style:style style:name="T1" style:family="text">
      <style:text-properties fo:font-size="48pt" style:font-size-asian="28pt" style:font-size-complex="28pt"/>
    </style:style>
    <style:style style:name="T2" style:family="text">
      <style:text-properties style:font-size-asian="28pt" style:font-size-complex="28pt"/>
    </style:style>
    <style:style style:name="T3" style:family="text">
      <style:text-properties style:text-position="-33% 58%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017cm" svg:height="3.429cm" svg:x="3.196cm" svg:y="17.79cm">
          <draw:text-box>
            <text:p text:style-name="P1"><text:span text:style-name="T1">SOURCE</text:span></text:p>
          </draw:text-box>
        </draw:frame>
        <draw:frame draw:style-name="gr1" draw:text-style-name="P2" draw:layer="layout" svg:width="9.017cm" svg:height="3.429cm" svg:x="3.018cm" svg:y="37.116cm">
          <draw:text-box>
            <text:p text:style-name="P1"><text:span text:style-name="T1">TARGET</text:span></text:p>
          </draw:text-box>
        </draw:frame>
        <draw:frame draw:style-name="gr2" draw:text-style-name="P3" draw:layer="layout" svg:width="6.197cm" svg:height="25.399cm" svg:x="91.545cm" svg:y="14.885cm">
          <draw:image xlink:href="Pictures/10000201000003E8000003E8962B0CBC7AC1AD97.png" xlink:type="simple" xlink:show="embed" xlink:actuate="onLoad">
            <text:p/>
          </draw:image>
        </draw:frame>
        <draw:frame draw:style-name="gr3" draw:text-style-name="P3" draw:layer="layout" svg:width="17.271cm" svg:height="21.976cm" svg:x="13.899cm" svg:y="-3.319cm">
          <draw:image xlink:href="Pictures/100000000000073D0000039ABDCEA12CBFBB8F0C.png" xlink:type="simple" xlink:show="embed" xlink:actuate="onLoad">
            <text:p/>
          </draw:image>
        </draw:frame>
        <draw:frame draw:style-name="gr4" draw:text-style-name="P3" draw:layer="layout" svg:width="14.766cm" svg:height="21.849cm" svg:x="30.79cm" svg:y="-3.186cm">
          <draw:image xlink:href="Pictures/100000000000073D0000039A8051F2EF88DB191F.png" xlink:type="simple" xlink:show="embed" xlink:actuate="onLoad">
            <text:p/>
          </draw:image>
        </draw:frame>
        <draw:frame draw:style-name="gr5" draw:text-style-name="P3" draw:layer="layout" svg:width="16.001cm" svg:height="20.833cm" svg:x="45.25cm" svg:y="-3.246cm">
          <draw:image xlink:href="Pictures/100000000000073D0000039A99AAA619E46170B0.png" xlink:type="simple" xlink:show="embed" xlink:actuate="onLoad">
            <text:p/>
          </draw:image>
        </draw:frame>
        <draw:frame draw:style-name="gr6" draw:text-style-name="P3" draw:layer="layout" svg:width="17.271cm" svg:height="20.446cm" svg:x="60.743cm" svg:y="-3.187cm">
          <draw:image xlink:href="Pictures/100000000000073D0000039AF64E465EC6CA4F33.png" xlink:type="simple" xlink:show="embed" xlink:actuate="onLoad">
            <text:p/>
          </draw:image>
        </draw:frame>
        <draw:frame draw:style-name="gr7" draw:text-style-name="P3" draw:layer="layout" svg:width="16.509cm" svg:height="20.827cm" svg:x="75.93cm" svg:y="-3.267cm">
          <draw:image xlink:href="Pictures/100000000000073D0000039AFDC625649D6B0FD8.png" xlink:type="simple" xlink:show="embed" xlink:actuate="onLoad">
            <text:p/>
          </draw:image>
        </draw:frame>
        <draw:frame draw:style-name="gr8" draw:text-style-name="P3" draw:layer="layout" svg:width="16.128cm" svg:height="20.844cm" svg:x="15.997cm" svg:y="20.346cm">
          <draw:image xlink:href="Pictures/100000000000073D0000039ABC03C18413B50203.png" xlink:type="simple" xlink:show="embed" xlink:actuate="onLoad">
            <text:p/>
          </draw:image>
        </draw:frame>
        <draw:frame draw:style-name="gr9" draw:text-style-name="P3" draw:layer="layout" svg:width="18.033cm" svg:height="20.58cm" svg:x="30.337cm" svg:y="20.854cm">
          <draw:image xlink:href="Pictures/100000000000073D0000039A56D474881D8DEA81.png" xlink:type="simple" xlink:show="embed" xlink:actuate="onLoad">
            <text:p/>
          </draw:image>
        </draw:frame>
        <draw:frame draw:style-name="gr10" draw:text-style-name="P3" draw:layer="layout" svg:width="17.398cm" svg:height="20.399cm" svg:x="46.058cm" svg:y="20.981cm">
          <draw:image xlink:href="Pictures/100000000000073D0000039A485B475B2F46DD06.png" xlink:type="simple" xlink:show="embed" xlink:actuate="onLoad">
            <text:p/>
          </draw:image>
        </draw:frame>
        <draw:frame draw:style-name="gr11" draw:text-style-name="P3" draw:layer="layout" svg:width="15.62cm" svg:height="20.599cm" svg:x="61.343cm" svg:y="20.981cm">
          <draw:image xlink:href="Pictures/100000000000073D0000039AC09340527DA6C315.png" xlink:type="simple" xlink:show="embed" xlink:actuate="onLoad">
            <text:p/>
          </draw:image>
        </draw:frame>
        <draw:frame draw:style-name="gr12" draw:text-style-name="P3" draw:layer="layout" svg:width="14.731cm" svg:height="20.46cm" svg:x="77.172cm" svg:y="20.939cm">
          <draw:image xlink:href="Pictures/100000000000073D0000039ABAD2D7377F2D75B7.png" xlink:type="simple" xlink:show="embed" xlink:actuate="onLoad">
            <text:p/>
          </draw:image>
        </draw:frame>
        <draw:frame draw:style-name="gr13" draw:text-style-name="P3" draw:layer="layout" svg:width="16.509cm" svg:height="21.589cm" svg:x="-1.3cm" svg:y="-3.467cm">
          <draw:image xlink:href="Pictures/100000000000073D0000039A2D77271EA64804B9.png" xlink:type="simple" xlink:show="embed" xlink:actuate="onLoad">
            <text:p/>
          </draw:image>
        </draw:frame>
        <draw:frame draw:style-name="gr14" draw:text-style-name="P3" draw:layer="layout" svg:width="16.763cm" svg:height="16.128cm" svg:x="-0.877cm" svg:y="20.939cm">
          <draw:image xlink:href="Pictures/100000000000073D0000039A280CC6DBEA944FF9.png" xlink:type="simple" xlink:show="embed" xlink:actuate="onLoad">
            <text:p/>
          </draw:image>
        </draw:frame>
        <draw:frame draw:style-name="gr15" draw:text-style-name="P5" draw:layer="layout" svg:width="9.017cm" svg:height="3.568cm" svg:x="34.6cm" svg:y="18.004cm">
          <draw:text-box>
            <text:p text:style-name="P4"><text:span text:style-name="T2">t</text:span><text:span text:style-name="T3">2</text:span></text:p>
          </draw:text-box>
        </draw:frame>
        <draw:frame draw:style-name="gr1" draw:text-style-name="P5" draw:layer="layout" svg:width="9.017cm" svg:height="3.429cm" svg:x="49.205cm" svg:y="18.123cm">
          <draw:text-box>
            <text:p text:style-name="P4"><text:span text:style-name="T2">t</text:span><text:span text:style-name="T3">3</text:span></text:p>
          </draw:text-box>
        </draw:frame>
        <draw:frame draw:style-name="gr16" draw:text-style-name="P5" draw:layer="layout" svg:width="9.017cm" svg:height="5.494cm" svg:x="65.004cm" svg:y="17.916cm">
          <draw:text-box>
            <text:p text:style-name="P4"><text:span text:style-name="T2">t</text:span><text:span text:style-name="T3">4</text:span></text:p>
            <text:p text:style-name="P4"><text:span text:style-name="T2"/></text:p>
          </draw:text-box>
        </draw:frame>
        <draw:frame draw:style-name="gr1" draw:text-style-name="P5" draw:layer="layout" svg:width="9.017cm" svg:height="3.429cm" svg:x="79.609cm" svg:y="18.043cm">
          <draw:text-box>
            <text:p text:style-name="P4"><text:span text:style-name="T2">t</text:span><text:span text:style-name="T3">5</text:span></text:p>
          </draw:text-box>
        </draw:frame>
        <draw:frame draw:style-name="gr1" draw:text-style-name="P6" draw:layer="layout" svg:width="9.017cm" svg:height="3.429cm" svg:x="19.676cm" svg:y="18.062cm">
          <draw:text-box>
            <text:p text:style-name="P4"><text:span text:style-name="T2">t</text:span><text:span text:style-name="T3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7.79cm" fo:page-height="41.9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7T09:28:38.157960299</meta:creation-date>
    <dc:date>2019-06-07T13:24:54.662110147</dc:date>
    <meta:editing-duration>PT47M1S</meta:editing-duration>
    <meta:editing-cycles>21</meta:editing-cycles>
    <meta:generator>LibreOffice/6.0.7.3$Linux_X86_64 LibreOffice_project/00m0$Build-3</meta:generator>
    <meta:document-statistic meta:object-count="20"/>
  </office:meta>
</office:document-meta>
</file>